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2.2cm" svg:height="2.7cm" svg:x="7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8cm" svg:height="2.1cm" svg:x="2.6cm" svg:y="1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cm" svg:height="2.1cm" svg:x="10.7cm" svg:y="12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4cm" svg:y1="13.15cm" svg:x2="10.7cm" svg:y2="13.15cm" draw:start-shape="id1" draw:end-shape="id2" draw:end-glue-point="3" svg:d="m5400 13150h5300">
          <text:p/>
        </draw:connector>
        <draw:connector draw:style-name="gr4" draw:text-style-name="P1" draw:layer="layout" draw:type="line" svg:x1="5.4cm" svg:y1="13.9cm" svg:x2="10.726cm" svg:y2="13.905cm" svg:d="m5400 13900 5326 5">
          <text:p/>
        </draw:connector>
        <draw:connector draw:style-name="gr4" draw:text-style-name="P1" draw:layer="layout" draw:type="line" svg:x1="5.4cm" svg:y1="12.4cm" svg:x2="10.726cm" svg:y2="12.382cm" svg:d="m5400 12400 5326-18">
          <text:p/>
        </draw:connector>
        <draw:frame draw:style-name="gr5" draw:layer="layout" svg:width="2.123cm" svg:height="0.962cm" svg:x="2.9cm" svg:y="12.638cm">
          <draw:text-box>
            <text:p>ESCs</text:p>
          </draw:text-box>
        </draw:frame>
        <draw:frame draw:style-name="gr5" draw:layer="layout" svg:width="1.84cm" svg:height="0.962cm" svg:x="11.3cm" svg:y="12.638cm">
          <draw:text-box>
            <text:p>CPU</text:p>
          </draw:text-box>
        </draw:frame>
        <draw:frame draw:style-name="gr5" draw:text-style-name="P2" draw:layer="layout" svg:width="1.522cm" svg:height="0.806cm" svg:x="5.7cm" svg:y="11.7cm">
          <draw:text-box>
            <text:p text:style-name="P2"><text:span text:style-name="T1">SDA</text:span></text:p>
          </draw:text-box>
        </draw:frame>
        <draw:frame draw:style-name="gr5" draw:text-style-name="P2" draw:layer="layout" svg:width="1.467cm" svg:height="0.806cm" svg:x="5.678cm" svg:y="12.494cm">
          <draw:text-box>
            <text:p text:style-name="P2"><text:span text:style-name="T1">SCL</text:span></text:p>
          </draw:text-box>
        </draw:frame>
        <draw:frame draw:style-name="gr5" draw:text-style-name="P2" draw:layer="layout" svg:width="1.607cm" svg:height="0.806cm" svg:x="5.678cm" svg:y="13.2cm">
          <draw:text-box>
            <text:p text:style-name="P2"><text:span text:style-name="T1">GND</text:span></text:p>
          </draw:text-box>
        </draw:frame>
        <draw:line draw:style-name="gr6" draw:text-style-name="P1" draw:layer="layout" svg:x1="7.6cm" svg:y1="12.4cm" svg:x2="9.5cm" svg:y2="16.9cm">
          <text:p/>
        </draw:line>
        <draw:line draw:style-name="gr6" draw:text-style-name="P1" draw:layer="layout" svg:x1="8.3cm" svg:y1="13.1cm" svg:x2="9.9cm" svg:y2="16.9cm">
          <text:p/>
        </draw:line>
        <draw:line draw:style-name="gr6" draw:text-style-name="P1" draw:layer="layout" svg:x1="9cm" svg:y1="13.9cm" svg:x2="10.3cm" svg:y2="16.9cm">
          <text:p/>
        </draw:line>
        <draw:custom-shape draw:style-name="gr7" draw:text-style-name="P1" draw:layer="layout" svg:width="3cm" svg:height="2.1cm" svg:x="8.3cm" svg:y="16.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22cm" svg:height="0.962cm" svg:x="8.18cm" svg:y="16.738cm">
          <draw:text-box>
            <text:p>SNIFFER</text:p>
          </draw:text-box>
        </draw:frame>
        <draw:line draw:style-name="gr8" draw:text-style-name="P1" draw:layer="layout" svg:x1="11.3cm" svg:y1="17.2cm" svg:x2="13cm" svg:y2="17.2cm">
          <text:p/>
        </draw:line>
        <draw:custom-shape draw:style-name="gr9" draw:text-style-name="P1" draw:layer="layout" svg:width="2.3cm" svg:height="2.1cm" svg:x="13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383cm" svg:height="0.962cm" svg:x="13.417cm" svg:y="16.7cm">
          <draw:text-box>
            <text:p>PC</text:p>
          </draw:text-box>
        </draw:frame>
        <draw:frame draw:style-name="gr5" draw:layer="layout" svg:width="3.99cm" svg:height="0.962cm" svg:x="9.7cm" svg:y="9.838cm">
          <draw:text-box>
            <text:p>Protocolo i c</text:p>
          </draw:text-box>
        </draw:frame>
        <draw:frame draw:style-name="gr10" draw:text-style-name="P3" draw:layer="layout" svg:width="0.756cm" svg:height="0.763cm" svg:x="12.744cm" svg:y="9.637cm">
          <draw:text-box>
            <text:p text:style-name="P3"><text:span text:style-name="T2">2</text:span></text:p>
          </draw:text-box>
        </draw:frame>
        <draw:line draw:style-name="gr8" draw:text-style-name="P1" draw:layer="layout" svg:x1="8.4cm" svg:y1="11.8cm" svg:x2="9.8cm" svg:y2="10.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 </meta:initial-creator>
    <meta:creation-date>2012-06-13T15:49:08</meta:creation-date>
    <dc:date>2012-06-13T16:03:44</dc:date>
    <dc:creator>Mat </dc:creator>
    <meta:editing-duration>PT14M38S</meta:editing-duration>
    <meta:editing-cycles>1</meta:editing-cycles>
    <meta:document-statistic meta:object-count="22"/>
    <meta:generator>LibreOffice/3.4$Unix LibreOffice_project/340m1$Build-402</meta:generator>
  </office:meta>
</office:document-meta>
</file>